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9680000017719585F47ABEAEA89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8cm" svg:stroke-color="#ff73f5" draw:marker-start-width="0.242cm" draw:marker-end-width="0.242cm" draw:fill="none" draw:textarea-horizontal-align="justify" draw:textarea-vertical-align="middle" draw:auto-grow-height="false" fo:min-height="22.35cm" fo:min-width="18.5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fo:min-height="1.35cm"/>
    </style:style>
    <style:style style:name="gr4" style:family="graphic" style:parent-style-name="standard">
      <style:graphic-properties draw:stroke="none" svg:stroke-color="#000000" draw:fill="none" draw:fill-color="#ffffff" fo:min-height="22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left="0cm" fo:margin-right="0cm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Malgun Gothic" fo:font-size="26pt" style:font-size-asian="26pt" style:font-size-complex="26pt"/>
    </style:style>
    <style:style style:name="P4" style:family="paragraph">
      <style:paragraph-properties fo:margin-top="0cm" fo:margin-bottom="0.2cm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style:font-name="Malgun Gothic"/>
    </style:style>
    <style:style style:name="T1" style:family="text">
      <style:text-properties style:font-name="Times New Roman1" fo:font-size="32pt" style:font-size-asian="32pt" style:font-size-complex="32pt"/>
    </style:style>
    <style:style style:name="T2" style:family="text">
      <style:text-properties style:font-name="Malgun Gothic" fo:font-size="26pt" style:font-size-asian="26pt" style:font-size-complex="26pt"/>
    </style:style>
    <style:style style:name="T3" style:family="text">
      <style:text-properties style:font-name="Times New Roman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0.281cm" svg:height="3.157cm" svg:x="0cm" svg:y="0.743cm">
          <draw:image xlink:href="Pictures/10000000000009680000017719585F47ABEAEA89.jpg" xlink:type="simple" xlink:show="embed" xlink:actuate="onLoad">
            <text:p/>
          </draw:image>
        </draw:frame>
        <draw:custom-shape draw:style-name="gr2" draw:text-style-name="P2" draw:layer="layout" svg:width="19cm" svg:height="22.6cm" svg:x="1cm" svg:y="6.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5.1cm" svg:height="1.6cm" svg:x="1cm" svg:y="4cm">
          <draw:text-box>
            <text:p><text:span text:style-name="T1">Eu sou</text:span><text:span text:style-name="T2"> </text:span></text:p>
          </draw:text-box>
        </draw:frame>
        <draw:frame draw:style-name="gr4" draw:text-style-name="P5" draw:layer="layout" svg:width="19cm" svg:height="22.6cm" svg:x="1cm" svg:y="6.1cm">
          <draw:text-box>
            <text:p text:style-name="P4"><text:span text:style-name="T3">1. Primeira dica.</text:span></text:p>
            <text:p text:style-name="P4"><text:span text:style-name="T3">2. Segunda dica.</text:span></text:p>
            <text:p text:style-name="P4"><text:span text:style-name="T3">3. Terceira dica.</text:span></text:p>
            <text:p text:style-name="P4"><text:span text:style-name="T3">4. Quarta dica.</text:span></text:p>
            <text:p text:style-name="P4"><text:span text:style-name="T3">5. Quinta dica.</text:span></text:p>
            <text:p text:style-name="P4"><text:span text:style-name="T3">6. Sexta dica.</text:span></text:p>
            <text:p text:style-name="P4"><text:span text:style-name="T3">7. Sétima dica.</text:span></text:p>
            <text:p text:style-name="P4"><text:span text:style-name="T3">8. Oitava dica.</text:span></text:p>
            <text:p text:style-name="P4"><text:span text:style-name="T3">9. Nona dica.</text:span></text:p>
            <text:p text:style-name="P4"><text:span text:style-name="T3">10. Décima dic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22:41:23.017000000</meta:creation-date>
    <dc:date>2018-09-20T14:56:57.072862687</dc:date>
    <meta:editing-duration>PT18M37S</meta:editing-duration>
    <meta:editing-cycles>3</meta:editing-cycles>
    <meta:generator>LibreOffice/5.1.4.2$MacOSX_X86_64 LibreOffice_project/f99d75f39f1c57ebdd7ffc5f42867c12031db97a</meta:generator>
    <meta:document-statistic meta:object-count="4"/>
  </office:meta>
</office:document-meta>
</file>